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083f62" officeooo:paragraph-rsid="00083f62"/>
    </style:style>
    <style:style style:name="P2" style:family="paragraph" style:parent-style-name="Standard">
      <style:text-properties officeooo:rsid="00085700" officeooo:paragraph-rsid="00085700"/>
    </style:style>
    <style:style style:name="T1" style:family="text">
      <style:text-properties officeooo:rsid="00085700"/>
    </style:style>
    <style:style style:name="T2" style:family="text">
      <style:text-properties officeooo:rsid="0008c7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iele Jugendliche kommen immer mehr mit Drogen in Kontakt. Dabei gehen sie psychisch sowie Körperlich zugrunde. Doch können Drogen auch eine gute Seite haben? Meiner Meinung jedoch nach ist es in keinem Fall gut von jeglichen Substanzen abhängig zu sein. </text:p>
      <text:p text:style-name="P1"/>
      <text:p text:style-name="P1">Das größte Problem bei Drogen ist, dass sie stark abhängig machen. Außerdem wird der Körper auch oft sehr stark geschädigt. Alleine deswegen, sollte ein Mensch mit ordentlich Verstand nicht in eine solche Sucht hineinkommen, wenn man sich vorher genügend informiert hat. Doch das ist oft das Problem, oft kann es bei Jugendlichen auf Parties zum ersten Kontakt mit Drogen kommen, ohne, dass sie sich ausreichend informieren können. Außerdem kommt dann oft noch der Gruppendrang hinzu. </text:p>
      <text:p text:style-name="P1">Doch es muss nicht bei allen Drogen eine körperliche Schädigung folgen, speziell wenn man sie in Maßen konsumiert, denn eigentlich muss Alkohol auch als Droge gewertet werden. Doch wenn man auf einem Heurigen ab und zu eine Glaserl trinkt, ist man bei weitem nicht abhänig, noch wird es große körperliche Schäden geben. <text:span text:style-name="T1">Deswegen finde ich es auch kein Problem ab und an mal ein bisschen Alkohohl zu trinken, solang man es in Maßen hält. Doch bei vielen Drogen geht dies sehr schwer, da sie zu stark abhängig machen. Solche würden auch bei mir nie in Frage kommen, da ich nicht von irgendetwas abhängig sein will.</text:span></text:p>
      <text:p text:style-name="P2">Ein großer Vorteil von Drogen ist es jedoch, dass sie einen frei von vielen Sorgen machen, oder auch in vielen Fällen eigentlich Heilmittel sind. Wie zum Beispiel LSD. Dies wurde zur Behandlung verschiedenster Psychischen Krankeiten entwickelt. Und wirkt auch relativ gut meines Wissens nach. Viele Drogen sind auch eigentlich als Schmerzmittel entwickelt worden. Aber die meisten Menschen zweckentfremden diese Heilmittel. </text:p>
      <text:p text:style-name="P2"/>
      <text:p text:style-name="P2">Meiner Meinung nach sollten nur Drogen erlaubt sein, die weder schädlich für den Körper sind noch <text:span text:style-name="T2">zu stark abhängig machen, denn in einer Sucht wird man auch psychisch krank. Lieber einmal was verpassen als sein ganzel Leben lang süchtig zu sei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de" fo:country="DE"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1T19:52:52.791084274</meta:creation-date>
    <dc:date>2021-11-21T20:15:40.498654125</dc:date>
    <meta:editing-duration>PT1M47S</meta:editing-duration>
    <meta:editing-cycles>1</meta:editing-cycles>
    <meta:generator>LibreOffice/7.1.6.2.0$Linux_X86_64 LibreOffice_project/10$Build-2</meta:generator>
    <meta:document-statistic meta:table-count="0" meta:image-count="0" meta:object-count="0" meta:page-count="1" meta:paragraph-count="5" meta:word-count="321" meta:character-count="2023" meta:non-whitespace-character-count="1703"/>
  </office:meta>
</office:document-meta>
</file>